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sCommand.doExecute( PackageAdmin admi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mportsCommand.printImports( PrintWriter out , Bundle target , List &lt; ExportedPackage &gt; impor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portsCommand.getBundleName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